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Songti TC" svg:font-family="Songti TC"/>
    <style:font-face style:name="Times" svg:font-family="Times"/>
  </office:font-face-decls>
  <office:automatic-styles>
    <style:style style:name="P1" style:family="paragraph" style:parent-style-name="Standard">
      <style:text-properties style:font-name="Times" fo:font-size="12.0pt" fo:background-color="#868686"/>
    </style:style>
    <style:style style:name="P2" style:family="paragraph" style:parent-style-name="Standard">
      <style:paragraph-properties fo:margin-bottom="0.1667in"/>
      <style:text-properties style:font-name="Songti TC" fo:font-size="12.0pt" fo:background-color="#ececec"/>
    </style:style>
    <style:style style:name="T1" style:family="text">
      <style:text-properties style:font-name="Songti TC"/>
    </style:style>
    <style:style style:name="T2" style:family="text">
      <style:text-properties fo:color="#032726"/>
    </style:style>
    <style:style style:name="T3" style:family="text">
      <style:text-properties style:font-name="Times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<text:span text:style-name="T1">陳真</text:span><text:s/>  |  2019.05.28 20:22   |   <text:a xlink:type="simple" xlink:href="http://palinfo.habago.org/Entry?Command=Information_PrintForum&amp;iPage=12&amp;sType=FORUM#FORUM37489"><text:span text:style-name="T2">#</text:span></text:a></text:p>
      <text:p text:style-name="P2">卡韓政變<text:span text:style-name="T3"><text:s/>(61)</text:span>：送給韓粉一句話<text:span text:style-name="T3"> <text:line-break/><text:line-break/></text:span>陳真<text:span text:style-name="T3"><text:s/>2019. 05. 28. <text:line-break/><text:line-break/><text:line-break/></text:span>謝謝阿海。<text:span text:style-name="T3"> <text:line-break/><text:line-break/></text:span>標題雖是這麼寫的：<text:span text:style-name="T3">"</text:span>送給韓粉一句話<text:span text:style-name="T3">"</text:span>，但實際上這話送給任何人都合適。<text:span text:style-name="T3"> <text:line-break/><text:line-break/></text:span>哪句話呢？這話是甘地說的，：<text:span text:style-name="T3"> <text:line-break/><text:line-break/>“Anger is good. I get angry all the time. I have learned to use my anger for good. Anger is like gas in the automobile—it fuels you to move forward.” <text:line-break/><text:line-break/></text:span>這話有上下文，是甘地和他的一位孫子之間的一段對話。甘地對孫子說，在阿公很小的時候，就明白了一項道理，那就是我很高興我擁有<text:span text:style-name="T3"><text:s/>"</text:span>生氣<text:span text:style-name="T3">" </text:span>這個上天的禮物。<text:span text:style-name="T3"> <text:line-break/><text:line-break/></text:span>孫子叫做阿倫<text:span text:style-name="T3"><text:s/>(Arun)</text:span>，聽了很訝異，阿公會生氣？阿公不是和陳真叔叔一樣平常幾乎都不會生氣的嗎？甘地說：傻孩子，這你就不懂了，阿公不但會生氣，而且<text:span text:style-name="T3"><text:s/>"</text:span>總是在生氣<text:span text:style-name="T3">"</text:span>，有時氣到歸卵泡火<text:span text:style-name="T3"><text:s/>(</text:span>原文沒有這一句，是我自己加的<text:span text:style-name="T3">)</text:span>。但是阿公跟你說，<text:span text:style-name="T3">"</text:span>生氣是好事，重點是你得把它用在好的事情上<text:span text:style-name="T3">"</text:span>。生氣也好，憤怒也罷，<text:span text:style-name="T3">"</text:span>它就像車子的汽油，把你帶向遠方<text:span text:style-name="T3">"</text:span>；只要憤怒還在，奔向希望的前程就永不止息。<text:span text:style-name="T3"> <text:line-break/><text:line-break/></text:span>雖然我寫東西志在<text:span text:style-name="T3"><text:s/>"</text:span>不要<text:span text:style-name="T3">" </text:span>影響人，但我常覺得，事實也確實如此，除了阿憨疑似受我影響，平常喜歡長時間躺著不動之外，我還沒見過有誰被我影響。當你寫著<text:span text:style-name="T3">3 </text:span>加<text:span text:style-name="T3">5 </text:span>等於<text:span text:style-name="T3">8</text:span>，人們往往只記住這個<text:span text:style-name="T3">8</text:span>，可是<text:span text:style-name="T3">8 </text:span>有什麼意義呢？<text:span text:style-name="T3">64 </text:span>開根號也是<text:span text:style-name="T3">8 </text:span>啊。<text:span text:style-name="T3">8</text:span>不<text:span text:style-name="T3">8 </text:span>的，一點意義都沒有，它只是某種運算所得到的答案。式子不同，變項不同，答案自然也就不一樣。因此，你的眼光應該放在運算過程及其方法，而非關注某個答案。懂我意思吧？重點是運算，各自根據不同的式子，透過某種方法，找到屬於自己的答案。<text:span text:style-name="T3"> <text:line-break/><text:line-break/></text:span>總之，影響不是好事，事實上也相當罕見，倘若有的話，也許那比較像是一種臭味相投。就如同我從不覺得我被維根斯坦和沈從文所影響，我只是在他們身上彷彿看見了自己。<text:span text:style-name="T3"> <text:line-break/><text:line-break/></text:span>各種運算，或許各自言之成理，但總有高下之分，一如智能理性之高低。但是運算之外，卻有個理當人皆有之的東西，比方說熱情或感性，包括憤怒，一如<text:span text:style-name="T3"><text:s/>David Hume</text:span>所說，那才是理性的主人。<text:span text:style-name="T3"> <text:line-break/><text:line-break/></text:span>在一片抹黑韓流、企圖妖魔化的政治操弄中，往往把韓流描述成一種<text:span text:style-name="T3"><text:s/>"</text:span>不理性<text:span text:style-name="T3">" </text:span>的力量，真是很可笑，哪一點不理性了？韓流並沒有缺少理性，而是多了一種自發的義憤與熱情<text:span text:style-name="T3"><text:s/>(</text:span>這跟網軍或公關公司之計畫性操作不一樣<text:span text:style-name="T3">)</text:span>，那是因為韓國瑜由下而上打動人心<text:span text:style-name="T3"><text:s/>(</text:span>至少打動我的心<text:span text:style-name="T3">)</text:span>，讓韓粉們相信他不同於一般政治人物之唯利是圖。<text:span text:style-name="T3"> <text:line-break/><text:line-break/></text:span>維根斯坦說，<text:span text:style-name="T3">"</text:span>智慧蒼白而冰冷，唯有熱情賦與它生命<text:span text:style-name="T3">"</text:span>。運算也好，理性或智慧也罷，不過就只是得到一堆乾冷的事實或概念，唯有熱情使之具有血肉。<text:span text:style-name="T3"> <text:line-break/><text:line-break/></text:span>郭台銘就算給我他的全部財產，我也不會因此幫他講一句睜眼瞎話。但是，韓國瑜不用花一毛錢我就願意幫他，就算要我倒貼都行，光看到各方妖魔鬼怪那樣子抹黑他，我就歸卵泡火，想說<text:span text:style-name="T3"><text:s/>"</text:span>人渣們！要打我跟你打。就算根本打不贏，我也還是要打<text:span text:style-name="T3">"</text:span>。為什麼呢？套句甘地的話，因為我很生氣。<text:span text:style-name="T3"> <text:line-break/><text:line-break/></text:span>正所謂人心厭惡不義，看到不義的事，你不一定要做些什麼或能做些什麼，但你總不能說我沒感覺啊，不干我的事啊。政治<text:span text:style-name="T3"><text:s/>"</text:span>本身<text:span text:style-name="T3">" </text:span>不一定干我們的事，但是面對基本的善惡是非，總有我們的一份，因為那是人性的基礎。<text:span text:style-name="T3"> <text:line-break/><text:line-break/></text:span>韓國瑜六月一號聽說要在台北總統府前舉辦群眾大會。郭台銘聽了，竟然表示：「拚一場選舉不是拚造勢，是拼經濟，我現在到每個鄉下去，握每一雙勞工的手，握每一雙攤販的手，握每一雙從事最基層行業人民的手，我就曉得他們需要什麼，所以我認為我是拼經濟，不是拚造勢」。<text:span text:style-name="T3"> <text:line-break/><text:line-break/></text:span>我不知道郭台銘是怎麼了？他周遭沒有一個腦子清楚的人能提醒他嗎？他真以為胡扯一些與之為人處世完全相反的鳥話，就能騙倒大家？他是真以為大家全是腦殘隨便他瞎掰嗎？他應該做的是：先把他的員工該得的薪水與福利全吐出來才對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265.21</meta:generator>
  </office:meta>
</office:document-meta>
</file>